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f76b" officeooo:paragraph-rsid="0013f76b"/>
    </style:style>
    <style:style style:name="P2" style:family="paragraph" style:parent-style-name="Standard">
      <style:paragraph-properties style:line-height-at-least="0.198in"/>
      <style:text-properties fo:color="#d4d4d4" loext:opacity="100%" fo:background-color="#1e1e1e"/>
    </style:style>
    <style:style style:name="P3" style:family="paragraph" style:parent-style-name="Standard">
      <style:text-properties fo:color="#d4d4d4" loext:opacity="100%" officeooo:paragraph-rsid="0013f76b" fo:background-color="#1e1e1e"/>
    </style:style>
    <style:style style:name="P4" style:family="paragraph" style:parent-style-name="Standard">
      <style:text-properties fo:color="#d4d4d4" loext:opacity="100%" style:font-name="Consolas" fo:font-size="10.5pt" fo:font-weight="normal" officeooo:rsid="0015d1d6" officeooo:paragraph-rsid="0015d1d6" fo:background-color="#1e1e1e"/>
    </style:style>
    <style:style style:name="P5" style:family="paragraph" style:parent-style-name="Standard">
      <style:text-properties officeooo:rsid="001492d2" officeooo:paragraph-rsid="001492d2"/>
    </style:style>
    <style:style style:name="P6" style:family="paragraph" style:parent-style-name="Standard">
      <style:text-properties officeooo:rsid="0015d1d6" officeooo:paragraph-rsid="0015d1d6"/>
    </style:style>
    <style:style style:name="P7" style:family="paragraph" style:parent-style-name="Standard">
      <style:text-properties officeooo:rsid="00180b48" officeooo:paragraph-rsid="00180b48"/>
    </style:style>
    <style:style style:name="P8" style:family="paragraph" style:parent-style-name="Standard">
      <style:text-properties officeooo:rsid="0019333d" officeooo:paragraph-rsid="0019333d"/>
    </style:style>
    <style:style style:name="P9" style:family="paragraph" style:parent-style-name="Standard">
      <style:text-properties officeooo:rsid="001a998e" officeooo:paragraph-rsid="001a998e"/>
    </style:style>
    <style:style style:name="P10" style:family="paragraph" style:parent-style-name="Standard">
      <style:text-properties officeooo:rsid="001a998e" officeooo:paragraph-rsid="001a998e"/>
    </style:style>
    <style:style style:name="P11" style:family="paragraph" style:parent-style-name="Standard">
      <style:text-properties officeooo:rsid="001d9cd0" officeooo:paragraph-rsid="001d9cd0"/>
    </style:style>
    <style:style style:name="P12" style:family="paragraph" style:parent-style-name="Standard">
      <style:text-properties officeooo:rsid="001e4f61" officeooo:paragraph-rsid="001e4f61"/>
    </style:style>
    <style:style style:name="P13" style:family="paragraph" style:parent-style-name="Standard">
      <style:text-properties officeooo:rsid="001f7807" officeooo:paragraph-rsid="001f7807"/>
    </style:style>
    <style:style style:name="P14" style:family="paragraph" style:parent-style-name="Standard">
      <style:text-properties fo:font-weight="bold" officeooo:rsid="001fb125" officeooo:paragraph-rsid="001fb125" style:font-weight-asian="bold" style:font-weight-complex="bold"/>
    </style:style>
    <style:style style:name="P15" style:family="paragraph" style:parent-style-name="Standard">
      <style:text-properties fo:font-weight="bold" officeooo:rsid="00214945" officeooo:paragraph-rsid="00214945" style:font-weight-asian="bold" style:font-weight-complex="bold"/>
    </style:style>
    <style:style style:name="P16" style:family="paragraph" style:parent-style-name="Standard">
      <style:paragraph-properties style:line-height-at-least="0.198in"/>
      <style:text-properties fo:font-weight="bold" officeooo:rsid="002ec496" officeooo:paragraph-rsid="002ec496" style:font-weight-asian="bold" style:font-weight-complex="bold"/>
    </style:style>
    <style:style style:name="P17" style:family="paragraph" style:parent-style-name="Standard">
      <style:paragraph-properties style:line-height-at-least="0.198in"/>
      <style:text-properties fo:font-weight="bold" officeooo:rsid="00367cde" officeooo:paragraph-rsid="00367cde" style:font-weight-asian="bold" style:font-weight-complex="bold"/>
    </style:style>
    <style:style style:name="P18" style:family="paragraph" style:parent-style-name="Standard">
      <style:paragraph-properties style:line-height-at-least="0.198in"/>
      <style:text-properties fo:font-weight="bold" officeooo:rsid="00425bd8" officeooo:paragraph-rsid="00425bd8" style:font-weight-asian="bold" style:font-weight-complex="bold"/>
    </style:style>
    <style:style style:name="P19" style:family="paragraph" style:parent-style-name="Standard">
      <style:paragraph-properties style:line-height-at-least="0.198in"/>
      <style:text-properties fo:font-weight="bold" officeooo:rsid="004c929b" officeooo:paragraph-rsid="004c929b" style:font-weight-asian="bold" style:font-weight-complex="bold"/>
    </style:style>
    <style:style style:name="P20" style:family="paragraph" style:parent-style-name="Standard">
      <style:paragraph-properties style:line-height-at-least="0.198in"/>
      <style:text-properties fo:font-weight="bold" officeooo:rsid="00527776" officeooo:paragraph-rsid="00527776" style:font-weight-asian="bold" style:font-weight-complex="bold"/>
    </style:style>
    <style:style style:name="P21" style:family="paragraph" style:parent-style-name="Standard">
      <style:paragraph-properties style:line-height-at-least="0.198in"/>
      <style:text-properties fo:font-weight="bold" officeooo:rsid="0057f59b" officeooo:paragraph-rsid="0057f59b" style:font-weight-asian="bold" style:font-weight-complex="bold"/>
    </style:style>
    <style:style style:name="P22" style:family="paragraph" style:parent-style-name="Standard">
      <style:text-properties officeooo:rsid="00214945" officeooo:paragraph-rsid="00214945"/>
    </style:style>
    <style:style style:name="P23" style:family="paragraph" style:parent-style-name="Standard">
      <style:text-properties officeooo:rsid="00216982" officeooo:paragraph-rsid="00216982"/>
    </style:style>
    <style:style style:name="P24" style:family="paragraph" style:parent-style-name="Standard">
      <style:paragraph-properties style:line-height-at-least="0.198in"/>
      <style:text-properties fo:font-weight="normal" officeooo:rsid="00321220" officeooo:paragraph-rsid="00321220" style:font-weight-asian="normal" style:font-weight-complex="normal"/>
    </style:style>
    <style:style style:name="P25" style:family="paragraph" style:parent-style-name="Standard">
      <style:paragraph-properties style:line-height-at-least="0.198in"/>
      <style:text-properties fo:font-weight="normal" officeooo:rsid="00352000" officeooo:paragraph-rsid="00352000" style:font-weight-asian="normal" style:font-weight-complex="normal"/>
    </style:style>
    <style:style style:name="P26" style:family="paragraph" style:parent-style-name="Standard">
      <style:paragraph-properties style:line-height-at-least="0.198in"/>
      <style:text-properties fo:font-weight="normal" officeooo:rsid="00367cde" officeooo:paragraph-rsid="00367cde" style:font-weight-asian="normal" style:font-weight-complex="normal"/>
    </style:style>
    <style:style style:name="P27" style:family="paragraph" style:parent-style-name="Standard">
      <style:paragraph-properties style:line-height-at-least="0.198in"/>
      <style:text-properties fo:font-weight="normal" officeooo:rsid="0037829c" officeooo:paragraph-rsid="0037829c" style:font-weight-asian="normal" style:font-weight-complex="normal"/>
    </style:style>
    <style:style style:name="P28" style:family="paragraph" style:parent-style-name="Standard">
      <style:paragraph-properties style:line-height-at-least="0.198in"/>
      <style:text-properties fo:font-weight="normal" officeooo:rsid="0039cd59" officeooo:paragraph-rsid="0039cd59" style:font-weight-asian="normal" style:font-weight-complex="normal"/>
    </style:style>
    <style:style style:name="P29" style:family="paragraph" style:parent-style-name="Standard">
      <style:paragraph-properties style:line-height-at-least="0.198in"/>
      <style:text-properties fo:font-weight="normal" officeooo:rsid="0039f32e" officeooo:paragraph-rsid="0039f32e" style:font-weight-asian="normal" style:font-weight-complex="normal"/>
    </style:style>
    <style:style style:name="P30" style:family="paragraph" style:parent-style-name="Standard">
      <style:paragraph-properties style:line-height-at-least="0.198in"/>
      <style:text-properties fo:font-weight="normal" officeooo:rsid="003af8cd" officeooo:paragraph-rsid="003af8cd" style:font-weight-asian="normal" style:font-weight-complex="normal"/>
    </style:style>
    <style:style style:name="P31" style:family="paragraph" style:parent-style-name="Standard">
      <style:paragraph-properties style:line-height-at-least="0.198in"/>
      <style:text-properties fo:font-weight="normal" officeooo:rsid="003b3e7e" officeooo:paragraph-rsid="003b3e7e" style:font-weight-asian="normal" style:font-weight-complex="normal"/>
    </style:style>
    <style:style style:name="P32" style:family="paragraph" style:parent-style-name="Standard">
      <style:paragraph-properties style:line-height-at-least="0.198in"/>
      <style:text-properties fo:font-weight="normal" officeooo:rsid="003b705a" officeooo:paragraph-rsid="003b705a" style:font-weight-asian="normal" style:font-weight-complex="normal"/>
    </style:style>
    <style:style style:name="P33" style:family="paragraph" style:parent-style-name="Standard">
      <style:paragraph-properties style:line-height-at-least="0.198in"/>
      <style:text-properties fo:font-weight="normal" officeooo:rsid="0043d2fe" officeooo:paragraph-rsid="0043d2fe" style:font-weight-asian="normal" style:font-weight-complex="normal"/>
    </style:style>
    <style:style style:name="P34" style:family="paragraph" style:parent-style-name="Standard">
      <style:paragraph-properties style:line-height-at-least="0.198in"/>
      <style:text-properties fo:font-weight="normal" officeooo:rsid="00451f93" officeooo:paragraph-rsid="00451f93" style:font-weight-asian="normal" style:font-weight-complex="normal"/>
    </style:style>
    <style:style style:name="P35" style:family="paragraph" style:parent-style-name="Standard">
      <style:paragraph-properties style:line-height-at-least="0.198in"/>
      <style:text-properties fo:font-weight="normal" officeooo:rsid="0045acfd" officeooo:paragraph-rsid="0045acfd" style:font-weight-asian="normal" style:font-weight-complex="normal"/>
    </style:style>
    <style:style style:name="P36" style:family="paragraph" style:parent-style-name="Standard">
      <style:paragraph-properties style:line-height-at-least="0.198in"/>
      <style:text-properties fo:font-weight="normal" officeooo:rsid="0046d6c4" officeooo:paragraph-rsid="0046d6c4" style:font-weight-asian="normal" style:font-weight-complex="normal"/>
    </style:style>
    <style:style style:name="P37" style:family="paragraph" style:parent-style-name="Standard">
      <style:paragraph-properties style:line-height-at-least="0.198in"/>
      <style:text-properties fo:font-weight="normal" officeooo:rsid="0049453e" officeooo:paragraph-rsid="0049453e" style:font-weight-asian="normal" style:font-weight-complex="normal"/>
    </style:style>
    <style:style style:name="P38" style:family="paragraph" style:parent-style-name="Standard">
      <style:paragraph-properties style:line-height-at-least="0.198in"/>
      <style:text-properties fo:font-weight="normal" officeooo:rsid="004a8e7b" officeooo:paragraph-rsid="004a8e7b" style:font-weight-asian="normal" style:font-weight-complex="normal"/>
    </style:style>
    <style:style style:name="P39" style:family="paragraph" style:parent-style-name="Standard">
      <style:paragraph-properties style:line-height-at-least="0.198in"/>
      <style:text-properties fo:font-weight="normal" officeooo:rsid="004c51ba" officeooo:paragraph-rsid="004c51ba" style:font-weight-asian="normal" style:font-weight-complex="normal"/>
    </style:style>
    <style:style style:name="P40" style:family="paragraph" style:parent-style-name="Standard">
      <style:paragraph-properties style:line-height-at-least="0.198in"/>
      <style:text-properties fo:font-weight="normal" officeooo:rsid="004d1067" officeooo:paragraph-rsid="004d1067" style:font-weight-asian="normal" style:font-weight-complex="normal"/>
    </style:style>
    <style:style style:name="P41" style:family="paragraph" style:parent-style-name="Standard">
      <style:paragraph-properties style:line-height-at-least="0.198in"/>
      <style:text-properties fo:font-weight="normal" officeooo:rsid="00522404" officeooo:paragraph-rsid="00522404" style:font-weight-asian="normal" style:font-weight-complex="normal"/>
    </style:style>
    <style:style style:name="P42" style:family="paragraph" style:parent-style-name="Standard">
      <style:paragraph-properties style:line-height-at-least="0.198in"/>
      <style:text-properties fo:font-weight="normal" officeooo:rsid="00527776" officeooo:paragraph-rsid="00527776" style:font-weight-asian="normal" style:font-weight-complex="normal"/>
    </style:style>
    <style:style style:name="P43" style:family="paragraph" style:parent-style-name="Standard">
      <style:paragraph-properties style:line-height-at-least="0.198in"/>
      <style:text-properties fo:font-weight="normal" officeooo:rsid="0057f59b" officeooo:paragraph-rsid="0057f59b" style:font-weight-asian="normal" style:font-weight-complex="normal"/>
    </style:style>
    <style:style style:name="P44" style:family="paragraph" style:parent-style-name="Standard">
      <style:paragraph-properties style:line-height-at-least="0.198in"/>
      <style:text-properties fo:font-weight="normal" officeooo:rsid="00582b1d" officeooo:paragraph-rsid="00582b1d" style:font-weight-asian="normal" style:font-weight-complex="normal"/>
    </style:style>
    <style:style style:name="P45" style:family="paragraph" style:parent-style-name="Standard">
      <style:paragraph-properties style:line-height-at-least="0.198in"/>
      <style:text-properties fo:color="#d4d4d4" loext:opacity="100%" style:font-name="Consolas" fo:font-size="10.5pt" fo:font-weight="normal" fo:background-color="#1e1e1e"/>
    </style:style>
    <style:style style:name="P46" style:family="paragraph" style:parent-style-name="Standard">
      <style:text-properties fo:color="#d4d4d4" loext:opacity="100%" style:font-name="Consolas" fo:font-size="10.5pt" fo:font-weight="normal" officeooo:rsid="00248b83" officeooo:paragraph-rsid="00248b83" fo:background-color="#1e1e1e"/>
    </style:style>
    <style:style style:name="P47" style:family="paragraph" style:parent-style-name="Standard">
      <style:text-properties fo:color="#d4d4d4" loext:opacity="100%" style:font-name="Consolas" fo:font-size="10.5pt" fo:font-weight="normal" officeooo:rsid="002cccdd" officeooo:paragraph-rsid="002cccdd" fo:background-color="#1e1e1e"/>
    </style:style>
    <style:style style:name="P48" style:family="paragraph" style:parent-style-name="Standard">
      <style:text-properties fo:color="#d4d4d4" loext:opacity="100%" style:font-name="Consolas" fo:font-size="10.5pt" fo:font-weight="normal" officeooo:rsid="002cf993" officeooo:paragraph-rsid="002cf993" fo:background-color="#1e1e1e"/>
    </style:style>
    <style:style style:name="P49" style:family="paragraph" style:parent-style-name="Standard">
      <style:paragraph-properties style:line-height-at-least="0.198in"/>
      <style:text-properties fo:color="#d4d4d4" loext:opacity="100%" style:font-name="Consolas" fo:font-size="10.5pt" fo:font-weight="normal" officeooo:rsid="00527776" officeooo:paragraph-rsid="00527776" fo:background-color="#1e1e1e" style:font-weight-asian="normal" style:font-weight-complex="normal"/>
    </style:style>
    <style:style style:name="P50" style:family="paragraph" style:parent-style-name="Standard">
      <style:paragraph-properties style:line-height-at-least="0.198in"/>
      <style:text-properties fo:color="#d4d4d4" loext:opacity="100%" fo:background-color="#1e1e1e"/>
    </style:style>
    <style:style style:name="P51" style:family="paragraph" style:parent-style-name="Standard">
      <style:text-properties officeooo:rsid="00228f5b" officeooo:paragraph-rsid="00228f5b"/>
    </style:style>
    <style:style style:name="P52" style:family="paragraph" style:parent-style-name="Standard">
      <style:text-properties officeooo:rsid="00248b83" officeooo:paragraph-rsid="00248b83"/>
    </style:style>
    <style:style style:name="P53" style:family="paragraph" style:parent-style-name="Standard">
      <style:text-properties officeooo:rsid="0024b57f" officeooo:paragraph-rsid="0024b57f"/>
    </style:style>
    <style:style style:name="P54" style:family="paragraph" style:parent-style-name="Standard">
      <style:text-properties officeooo:rsid="00270a2d" officeooo:paragraph-rsid="00270a2d"/>
    </style:style>
    <style:style style:name="P55" style:family="paragraph" style:parent-style-name="Standard">
      <style:text-properties officeooo:rsid="0027924a" officeooo:paragraph-rsid="0027924a"/>
    </style:style>
    <style:style style:name="P56" style:family="paragraph" style:parent-style-name="Standard">
      <style:text-properties officeooo:rsid="002b4dee" officeooo:paragraph-rsid="002b4dee"/>
    </style:style>
    <style:style style:name="P57" style:family="paragraph" style:parent-style-name="Standard">
      <style:text-properties officeooo:rsid="002cccdd" officeooo:paragraph-rsid="002cccdd"/>
    </style:style>
    <style:style style:name="P58" style:family="paragraph" style:parent-style-name="Standard">
      <style:paragraph-properties style:line-height-at-least="0.198in"/>
      <style:text-properties officeooo:rsid="002cccdd" officeooo:paragraph-rsid="002cccdd"/>
    </style:style>
    <style:style style:name="P59" style:family="paragraph" style:parent-style-name="Standard">
      <style:paragraph-properties style:line-height-at-least="0.198in"/>
    </style:style>
    <style:style style:name="P60" style:family="paragraph" style:parent-style-name="Standard">
      <style:text-properties officeooo:rsid="002cf993" officeooo:paragraph-rsid="002cf993"/>
    </style:style>
    <style:style style:name="P61" style:family="paragraph" style:parent-style-name="Standard">
      <style:paragraph-properties style:line-height-at-least="0.198in"/>
      <style:text-properties officeooo:rsid="002cf993" officeooo:paragraph-rsid="002cf993"/>
    </style:style>
    <style:style style:name="P62" style:family="paragraph" style:parent-style-name="Standard">
      <style:text-properties officeooo:rsid="0013f76b" officeooo:paragraph-rsid="0013f76b"/>
    </style:style>
    <style:style style:name="P63" style:family="paragraph" style:parent-style-name="Standard">
      <style:text-properties officeooo:rsid="00567e6c" officeooo:paragraph-rsid="00567e6c"/>
    </style:style>
    <style:style style:name="T1" style:family="text">
      <style:text-properties style:font-name="Consolas" fo:font-size="10.5pt" fo:font-weight="normal"/>
    </style:style>
    <style:style style:name="T2" style:family="text">
      <style:text-properties fo:color="#9cdcfe" loext:opacity="100%"/>
    </style:style>
    <style:style style:name="T3" style:family="text">
      <style:text-properties fo:color="#9cdcfe" loext:opacity="100%" style:font-name="Consolas" fo:font-size="10.5pt" fo:font-weight="normal"/>
    </style:style>
    <style:style style:name="T4" style:family="text">
      <style:text-properties fo:color="#ce9178" loext:opacity="100%"/>
    </style:style>
    <style:style style:name="T5" style:family="text">
      <style:text-properties fo:color="#ce9178" loext:opacity="100%" style:font-name="Consolas" fo:font-size="10.5pt" fo:font-weight="normal"/>
    </style:style>
    <style:style style:name="T6" style:family="text">
      <style:text-properties officeooo:rsid="0016aca7"/>
    </style:style>
    <style:style style:name="T7" style:family="text">
      <style:text-properties fo:color="#808080" loext:opacity="100%"/>
    </style:style>
    <style:style style:name="T8" style:family="text">
      <style:text-properties fo:color="#808080" loext:opacity="100%" style:font-name="Consolas" fo:font-size="10.5pt" fo:font-weight="normal"/>
    </style:style>
    <style:style style:name="T9" style:family="text">
      <style:text-properties fo:color="#808080" loext:opacity="100%" style:font-name="Consolas" fo:font-size="10.5pt" fo:font-weight="normal" fo:background-color="#1e1e1e" loext:char-shading-value="0"/>
    </style:style>
    <style:style style:name="T10" style:family="text">
      <style:text-properties fo:color="#569cd6" loext:opacity="100%"/>
    </style:style>
    <style:style style:name="T11" style:family="text">
      <style:text-properties fo:color="#569cd6" loext:opacity="100%" style:font-name="Consolas" fo:font-size="10.5pt" fo:font-weight="normal"/>
    </style:style>
    <style:style style:name="T12" style:family="text">
      <style:text-properties fo:color="#569cd6" loext:opacity="100%" style:font-name="Consolas" fo:font-size="10.5pt" fo:font-weight="normal" fo:background-color="#1e1e1e" loext:char-shading-value="0"/>
    </style:style>
    <style:style style:name="T13" style:family="text">
      <style:text-properties fo:color="#c586c0" loext:opacity="100%"/>
    </style:style>
    <style:style style:name="T14" style:family="text">
      <style:text-properties fo:color="#c586c0" loext:opacity="100%" style:font-name="Consolas" fo:font-size="10.5pt" fo:font-weight="normal"/>
    </style:style>
    <style:style style:name="T15" style:family="text">
      <style:text-properties fo:color="#c586c0" loext:opacity="100%" style:font-name="Consolas" fo:font-size="10.5pt" fo:font-weight="normal" fo:background-color="#1e1e1e" loext:char-shading-value="0"/>
    </style:style>
    <style:style style:name="T16" style:family="text">
      <style:text-properties fo:color="#d4d4d4" loext:opacity="100%" style:font-name="Consolas" fo:font-size="10.5pt" fo:font-weight="normal" fo:background-color="#1e1e1e" loext:char-shading-value="0"/>
    </style:style>
    <style:style style:name="T17" style:family="text">
      <style:text-properties fo:color="#dcdcaa" loext:opacity="100%"/>
    </style:style>
    <style:style style:name="T18" style:family="text">
      <style:text-properties fo:color="#4ec9b0" loext:opacity="100%"/>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841e0" style:font-style-asian="normal" style:font-style-complex="normal"/>
    </style:style>
    <style:style style:name="T22" style:family="text">
      <style:text-properties officeooo:rsid="002bd3c3"/>
    </style:style>
    <style:style style:name="T23" style:family="text">
      <style:text-properties officeooo:rsid="00333f84"/>
    </style:style>
    <style:style style:name="T24" style:family="text">
      <style:text-properties officeooo:rsid="0035db5b"/>
    </style:style>
    <style:style style:name="T25" style:family="text">
      <style:text-properties officeooo:rsid="00377a98"/>
    </style:style>
    <style:style style:name="T26" style:family="text">
      <style:text-properties officeooo:rsid="00381955"/>
    </style:style>
    <style:style style:name="T27" style:family="text">
      <style:text-properties officeooo:rsid="003c98d5"/>
    </style:style>
    <style:style style:name="T28" style:family="text">
      <style:text-properties officeooo:rsid="003e09c5"/>
    </style:style>
    <style:style style:name="T29" style:family="text">
      <style:text-properties officeooo:rsid="003efb18"/>
    </style:style>
    <style:style style:name="T30" style:family="text">
      <style:text-properties officeooo:rsid="003fba0e"/>
    </style:style>
    <style:style style:name="T31" style:family="text">
      <style:text-properties officeooo:rsid="0040ee12"/>
    </style:style>
    <style:style style:name="T32" style:family="text">
      <style:text-properties officeooo:rsid="0047dcb8"/>
    </style:style>
    <style:style style:name="T33" style:family="text">
      <style:text-properties officeooo:rsid="0048d5fe"/>
    </style:style>
    <style:style style:name="T34" style:family="text">
      <style:text-properties officeooo:rsid="00503a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1.) Explain JSX, help: https://www.youtube.com/watch?v=9GtB5G2xGTY</text:p>
      <text:p text:style-name="P1"/>
      <text:p text:style-name="P1">Package.json</text:p>
      <text:p text:style-name="P1"/>
      <text:p text:style-name="P1">This is our manifest file. </text:p>
      <text:p text:style-name="P1"/>
      <text:p text:style-name="P3"><text:span text:style-name="T1"> </text:span><text:span text:style-name="T3">"dependencies"</text:span><text:span text:style-name="T1">: {</text:span></text:p>
      <text:p text:style-name="P2">    <text:span text:style-name="T3">"@testing-library/jest-dom"</text:span><text:span text:style-name="T1">: </text:span><text:span text:style-name="T5">"^5.15.1"</text:span><text:span text:style-name="T1">,</text:span></text:p>
      <text:p text:style-name="P2">    <text:span text:style-name="T3">"@testing-library/react"</text:span><text:span text:style-name="T1">: </text:span><text:span text:style-name="T5">"^11.2.7"</text:span><text:span text:style-name="T1">,</text:span></text:p>
      <text:p text:style-name="P2">    <text:span text:style-name="T3">"@testing-library/user-event"</text:span><text:span text:style-name="T1">: </text:span><text:span text:style-name="T5">"^12.8.3"</text:span><text:span text:style-name="T1">,</text:span></text:p>
      <text:p text:style-name="P2">    <text:span text:style-name="T3">"react"</text:span><text:span text:style-name="T1">: </text:span><text:span text:style-name="T5">"^17.0.2"</text:span><text:span text:style-name="T1">,</text:span></text:p>
      <text:p text:style-name="P2">    <text:span text:style-name="T3">"react-dom"</text:span><text:span text:style-name="T1">: </text:span><text:span text:style-name="T5">"^17.0.2"</text:span><text:span text:style-name="T1">,</text:span></text:p>
      <text:p text:style-name="P2">    <text:span text:style-name="T3">"react-scripts"</text:span><text:span text:style-name="T1">: </text:span><text:span text:style-name="T5">"4.0.3"</text:span><text:span text:style-name="T1">,</text:span></text:p>
      <text:p text:style-name="P2">    <text:span text:style-name="T3">"web-vitals"</text:span><text:span text:style-name="T1">: </text:span><text:span text:style-name="T5">"^1.1.2"</text:span></text:p>
      <text:p text:style-name="P2">  <text:span text:style-name="T1">},</text:span></text:p>
      <text:p text:style-name="P1"/>
      <text:p text:style-name="P1">these are our dependencies.</text:p>
      <text:p text:style-name="P1"/>
      <text:p text:style-name="P1"/>
      <text:p text:style-name="P1">To start out application, we would do → npm start</text:p>
      <text:p text:style-name="P8">, starts the dev server.</text:p>
      <text:p text:style-name="P1"/>
      <text:p text:style-name="P5">To exit the application (from vsc terminal or terminal (git bash) you use ctrl+c.</text:p>
      <text:p text:style-name="P5"/>
      <text:p text:style-name="P6">If you delete node_modules (your dependencies) you can do npm install <text:span text:style-name="T6">to get all your dependencies back. Once you get a project from GitHub from forking, cloning or downloading, you just need to run npm install. You don’t need to share our massive node_modules folder as doing npm install will get the dependencies for you.</text:span></text:p>
      <text:p text:style-name="P6"/>
      <text:p text:style-name="P4"><text:span text:style-name="T7">&lt;</text:span><text:span text:style-name="T10">div</text:span> <text:span text:style-name="T2">id</text:span>=<text:span text:style-name="T4">"root"</text:span><text:span text:style-name="T7">&gt;&lt;/</text:span><text:span text:style-name="T10">div</text:span><text:span text:style-name="T7">&gt;</text:span></text:p>
      <text:p text:style-name="P7">This is where our entire javascript application is going to live.</text:p>
      <text:p text:style-name="P7"/>
      <text:p text:style-name="P8">Npm run build → sets up a production ready build.</text:p>
      <text:p text:style-name="P9">Creates a ‘build’ folder, its just static assets. </text:p>
      <text:p text:style-name="P9">Can drag and drop it to netlify, the hosting provider used for the tutorial.</text:p>
      <text:p text:style-name="P9"/>
      <text:p text:style-name="P14">Folder Structure</text:p>
      <text:p text:style-name="P9"/>
      <text:p text:style-name="P11">SRC folder is where we do most of our work.</text:p>
      <text:p text:style-name="P11">App.css , css for ouur application.</text:p>
      <text:p text:style-name="P11">App.js where all of our components will meat. </text:p>
      <text:p text:style-name="P11">(all these names are optional, convention is to call it app.js).</text:p>
      <text:p text:style-name="P11">Testing file we don’t care about, app.test.js</text:p>
      <text:p text:style-name="P11"/>
      <text:p text:style-name="P11">In index.js, document.getElementById(‘root’), we are targeting this.</text:p>
      <text:p text:style-name="P11">We’re importing our App where all our components will eventually meet. We place the App in the root.</text:p>
      <text:p text:style-name="P11">In the div with an ID of <text:s/>root.</text:p>
      <text:p text:style-name="P11"/>
      <text:p text:style-name="P11">The .gitignore just specifies which files we will ignore by our source control.</text:p>
      <text:p text:style-name="P12"><text:soft-page-break/>So /node_modules is ignored because there is no point in adding them, since you can just download the dependencies yourself, as well as /build. </text:p>
      <text:p text:style-name="P12"/>
      <text:p text:style-name="P13">README is a markdown file that just contains information about our project. </text:p>
      <text:p text:style-name="P13"/>
      <text:p text:style-name="P15">Index.js begnning: </text:p>
      <text:p text:style-name="P22">import React from ‘react’ ← this is js nothing specific to react-scripts</text:p>
      <text:p text:style-name="P22"/>
      <text:p text:style-name="P23">For React to know that this function is special and this functioon is a component, you must capatilize the name.</text:p>
      <text:p text:style-name="P23"><text:span text:style-name="T15">return</text:span><text:span text:style-name="T16"> </text:span><text:span text:style-name="T9">&lt;</text:span><text:span text:style-name="T12">h4</text:span><text:span text:style-name="T9">&gt;&lt;/</text:span><text:span text:style-name="T12">h4</text:span><text:span text:style-name="T9">&gt;</text:span></text:p>
      <text:p text:style-name="P51"><text:span text:style-name="T9"/></text:p>
      <text:p text:style-name="P51">return <text:s/>h4 h4 is where eventually the html will displayed on the screen.</text:p>
      <text:p text:style-name="P52">Import ReactDom from ‘react-dom’ is in package.json, which has the render method</text:p>
      <text:p text:style-name="P52"/>
      <text:p text:style-name="P46"><text:span text:style-name="T2">ReactDom</text:span>.<text:span text:style-name="T17">render</text:span>(<text:span text:style-name="T7">&lt;</text:span><text:span text:style-name="T18">Greeting</text:span> <text:span text:style-name="T7">/&gt;</text:span>, <text:span text:style-name="T2">document</text:span>.<text:span text:style-name="T17">getElementById</text:span>(<text:span text:style-name="T4">'root'</text:span>));</text:p>
      <text:p text:style-name="P53">&lt;Greeting <text:span text:style-name="T19">&gt; is a self closing tag, it is the same as &lt;Greeting&gt;&lt;</text:span><text:span text:style-name="T20">/Greeting&gt;</text:span></text:p>
      <text:p text:style-name="P54"><text:span text:style-name="T20">In React, you must include a self closing tag if there is no closing tag such as an image tag from html. It MUST be included.</text:span></text:p>
      <text:p text:style-name="P54"><text:span text:style-name="T20"/></text:p>
      <text:p text:style-name="P55"><text:span text:style-name="T20">If we want to include a component, we must import React from ‘react’ , we need to setup a function – that function will be the component. In order for React to know that it is a component, you need to capitalize the function name. </text:span><text:span text:style-name="T21">The component returns html which officially <text:s/>is JSX. </text:span></text:p>
      <text:p text:style-name="P55"><text:span text:style-name="T21"/></text:p>
      <text:p text:style-name="P56">Inject js into index.html, do that by importing reactdom from ‘react-dom’ and then render function. </text:p>
      <text:p text:style-name="P56">In that function, we pass in whatever we are going render (greeting), and then where we are going to render (root). <text:span text:style-name="T22">Targeting the ddiv with id of root.</text:span></text:p>
      <text:p text:style-name="P13"/>
      <text:p text:style-name="P57">With es7 simple extension for vsc, u can type ‘rafce’ to automatically do boiler plate code </text:p>
      <text:p text:style-name="P47"><text:span text:style-name="T13">import</text:span> <text:span text:style-name="T2">React</text:span> <text:span text:style-name="T13">from</text:span> <text:span text:style-name="T4">'react'</text:span></text:p>
      <text:p text:style-name="P58">right away imported react</text:p>
      <text:p text:style-name="P58"/>
      <text:p text:style-name="P58"/>
      <text:p text:style-name="P45"><text:span text:style-name="T10">const</text:span> <text:span text:style-name="T17">testing</text:span> = () <text:span text:style-name="T10">=&gt;</text:span> {</text:p>
      <text:p text:style-name="P2">    <text:span text:style-name="T14">return</text:span><text:span text:style-name="T1"> (</text:span></text:p>
      <text:p text:style-name="P2">        <text:span text:style-name="T8">&lt;</text:span><text:span text:style-name="T11">div</text:span><text:span text:style-name="T8">&gt;</text:span></text:p>
      <text:p text:style-name="P2">            </text:p>
      <text:p text:style-name="P2">        <text:span text:style-name="T8">&lt;/</text:span><text:span text:style-name="T11">div</text:span><text:span text:style-name="T8">&gt;</text:span></text:p>
      <text:p text:style-name="P2">    <text:span text:style-name="T1">)</text:span></text:p>
      <text:p text:style-name="P45">}</text:p>
      <text:p text:style-name="P58">right away set up the component, right away have the return as well.</text:p>
      <text:p text:style-name="P58">Don’t worry about the lower case, its because of the export, when we import it will have to be an uppeprcase.</text:p>
      <text:p text:style-name="P59"/>
      <text:p text:style-name="P45"><text:span text:style-name="T13">export</text:span> <text:span text:style-name="T13">default</text:span> <text:span text:style-name="T17">testing</text:span></text:p>
      <text:p text:style-name="P45"/>
      <text:p text:style-name="P60">typing ‘rfce’ will result in a regular function syntax:</text:p>
      <text:p text:style-name="P48"><text:span text:style-name="T13">import</text:span> <text:span text:style-name="T2">React</text:span> <text:span text:style-name="T13">from</text:span> <text:span text:style-name="T4">'react'</text:span></text:p>
      <text:p text:style-name="P59"/>
      <text:p text:style-name="P45"><text:soft-page-break/><text:span text:style-name="T10">function</text:span> <text:span text:style-name="T17">testing</text:span>() {</text:p>
      <text:p text:style-name="P2">    <text:span text:style-name="T14">return</text:span><text:span text:style-name="T1"> (</text:span></text:p>
      <text:p text:style-name="P2">        <text:span text:style-name="T8">&lt;</text:span><text:span text:style-name="T11">div</text:span><text:span text:style-name="T8">&gt;</text:span></text:p>
      <text:p text:style-name="P2">            </text:p>
      <text:p text:style-name="P2">        <text:span text:style-name="T8">&lt;/</text:span><text:span text:style-name="T11">div</text:span><text:span text:style-name="T8">&gt;</text:span></text:p>
      <text:p text:style-name="P2">    <text:span text:style-name="T1">)</text:span></text:p>
      <text:p text:style-name="P45">}</text:p>
      <text:p text:style-name="P59"/>
      <text:p text:style-name="P45"><text:span text:style-name="T13">export</text:span> <text:span text:style-name="T13">default</text:span> <text:span text:style-name="T17">testing</text:span></text:p>
      <text:p text:style-name="P45"/>
      <text:p text:style-name="P61">you can look at the commands under the es7 react extension if needed.</text:p>
      <text:p text:style-name="P61"/>
      <text:p text:style-name="P16">First Component in Details:</text:p>
      <text:p text:style-name="P16"/>
      <text:p text:style-name="P24">in our component, the return statement is returning html tags, however under the hood it is doing React.createElement(‘h1’(tag), {} (prop object), ‘hello world’ (content)), and by having something like &lt;div&gt;&lt;h1&gt;test&lt;h1&gt;&lt;div&gt;, we are starting to create a bunch of messy looking function calls, as something like div h1 test h1 div would look like React.createElement(‘div’,{}, React.createElement(‘h1’, {}, ‘hello world’)); <text:span text:style-name="T23">By returning what looks like HTML</text:span><text:span text:style-name="T24">(but is not really HTML)</text:span><text:span text:style-name="T23">, it is much more readable.</text:span></text:p>
      <text:p text:style-name="P24"/>
      <text:p text:style-name="P25">The return from the component is JSX.</text:p>
      <text:p text:style-name="P25"/>
      <text:p text:style-name="P17">JSX RULES</text:p>
      <text:p text:style-name="P26">Adjacent JSX elements must be wrapped in an enclosing tag, unless you want a JSX fragment. </text:p>
      <text:p text:style-name="P26"/>
      <text:p text:style-name="P26">So wrapping everything in a &lt;div&gt;&lt;/div&gt; could work.</text:p>
      <text:p text:style-name="P26">It is best practice to follow the semantics, if it is a &lt;section&gt; tag wrapping everything, you should usue common sense to use something that follows such as &lt;article&gt;. <text:span text:style-name="T25">Don’t place everything as &lt;div&gt;’s. </text:span></text:p>
      <text:p text:style-name="P26"/>
      <text:p text:style-name="P27">(reaching ahead of where we are) → a react fragment can be the enclosing tag as &lt;React.Fragment&gt;, or a shortcut of it would just be &lt;&gt;. <text:span text:style-name="T26">Thus you can use proper html such as div/section/article or Fragment.</text:span></text:p>
      <text:p text:style-name="P27"/>
      <text:p text:style-name="P28">Must return single element.</text:p>
      <text:p text:style-name="P29">Must use camelCase for html attributes, such as having a button with attribbute of onClick.</text:p>
      <text:p text:style-name="P30">Must use className instead of class <text:span text:style-name="T30">because class is already a keyword</text:span>. So className=’’.</text:p>
      <text:p text:style-name="P31">Must close every element, such as an img tag. Img tag does not have a closing tag by default, however in React you must have closing tag such as &lt;img /&gt;. <text:span text:style-name="T31">Even the ones that are not technically required by HTML5.</text:span></text:p>
      <text:p text:style-name="P31"/>
      <text:p text:style-name="P32">You can omit the parenthesis in the return of the component, however, it is not recommended to do so because if you do something such as <text:span text:style-name="T27">create a new line </text:span><text:span text:style-name="T28">after return</text:span><text:span text:style-name="T27"> and then enter</text:span> tag such as &lt;h2&gt; test &lt;h2&gt;, react will interpret the return as return; and the &lt;h2&gt; test &lt;h2&gt; will be greyed out. <text:span text:style-name="T29">For this to work you need to make sure that youre opening tag is in the same line as your return so return &lt;h2&gt; then you can make a new line and finish the rest, so new line = hello world&lt;/h1&gt;.</text:span></text:p>
      <text:p text:style-name="P32"/>
      <text:p text:style-name="P18">Nested Components and Tools:</text:p>
      <text:p text:style-name="P33"><text:soft-page-break/>You can nest components. </text:p>
      <text:p text:style-name="P34">You can place your entire app into one component, however this somewhat defeats the purpose of why you would want to use React in the first place. The idea is to split up your application in nice seperate chunks of functionality.</text:p>
      <text:p text:style-name="P18"/>
      <text:p text:style-name="P35">Ussually in our APP <text:span text:style-name="T33">is</text:span> <text:span text:style-name="T32">where our components meet.</text:span></text:p>
      <text:p text:style-name="P36">You can have components inside components.</text:p>
      <text:p text:style-name="P37">Import your component into some kind of app, and then render it.</text:p>
      <text:p text:style-name="P38">You can nest components inside other React components.</text:p>
      <text:p text:style-name="P39">You can have multiple instances of a component, such as &lt;Book /&gt;.</text:p>
      <text:p text:style-name="P39"/>
      <text:p text:style-name="P19">CSS Basics:</text:p>
      <text:p text:style-name="P40">LOCALHOST: 3000</text:p>
      <text:p text:style-name="P40">‘./’ <text:span text:style-name="T34">= same folder</text:span></text:p>
      <text:p text:style-name="P40">‘../’ <text:span text:style-name="T34">one level up folder</text:span></text:p>
      <text:p text:style-name="P41">If javascriipt file, it would be ‘./filename’</text:p>
      <text:p text:style-name="P41">if CSS file it would be ‘./index.css’</text:p>
      <text:p text:style-name="P41"/>
      <text:p text:style-name="P20">JSX CSS:</text:p>
      <text:p text:style-name="P42">when inside index.js, inside h4 style = {{}}, the outer {} means that whatever inside is javascript. </text:p>
      <text:p text:style-name="P42">The inner {} is an object.</text:p>
      <text:p text:style-name="P49"><text:span text:style-name="T10">const</text:span> <text:span text:style-name="T17">Author</text:span> = () <text:span text:style-name="T10">=&gt;</text:span> (</text:p>
      <text:p text:style-name="P2">  <text:span text:style-name="T8">&lt;</text:span><text:span text:style-name="T11">h4</text:span><text:span text:style-name="T1"> </text:span><text:span text:style-name="T3">style</text:span><text:span text:style-name="T1">=</text:span><text:span text:style-name="T11">{</text:span><text:span text:style-name="T1">{ </text:span><text:span text:style-name="T3">color:</text:span><text:span text:style-name="T1"> </text:span><text:span text:style-name="T5">"#617d98"</text:span><text:span text:style-name="T1">, </text:span><text:span text:style-name="T3">fontSize:</text:span><text:span text:style-name="T1"> </text:span><text:span text:style-name="T5">"0.75rem"</text:span><text:span text:style-name="T1">, </text:span><text:span text:style-name="T3">marginTop:</text:span><text:span text:style-name="T1"> </text:span><text:span text:style-name="T5">"0.25rem"</text:span><text:span text:style-name="T1"> }</text:span><text:span text:style-name="T11">}</text:span><text:span text:style-name="T8">&gt;</text:span></text:p>
      <text:p text:style-name="P2">    <text:span text:style-name="T1">Amelia Hepworth</text:span></text:p>
      <text:p text:style-name="P2">  <text:span text:style-name="T8">&lt;/</text:span><text:span text:style-name="T11">h4</text:span><text:span text:style-name="T8">&gt;</text:span></text:p>
      <text:p text:style-name="P45">);</text:p>
      <text:p text:style-name="P42"/>
      <text:p text:style-name="P21">JSX JavaScript:</text:p>
      <text:p text:style-name="P43">can do things like const title = “I love you”</text:p>
      <text:p text:style-name="P43">const author = “amelia Hepworth”</text:p>
      <text:p text:style-name="P43">&lt;h1&gt;{title}&lt;/h1&gt;</text:p>
      <text:p text:style-name="P43">&lt;h4&gt;{author.toUpperCase()}&lt;/h4&gt;</text:p>
      <text:p text:style-name="P44">don’t have to hardcode things like &lt;h4&gt; Amelia Hepworth &lt;/h4&g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30T12:59:32.979000000</meta:creation-date>
    <dc:date>2021-12-03T15:07:06.143000000</dc:date>
    <meta:editing-duration>P1DT5H23M39S</meta:editing-duration>
    <meta:editing-cycles>65</meta:editing-cycles>
    <meta:generator>LibreOffice/7.1.4.2$Windows_X86_64 LibreOffice_project/a529a4fab45b75fefc5b6226684193eb000654f6</meta:generator>
    <meta:document-statistic meta:table-count="0" meta:image-count="0" meta:object-count="0" meta:page-count="4" meta:paragraph-count="111" meta:word-count="1145" meta:character-count="6917" meta:non-whitespace-character-count="5753"/>
  </office:meta>
</office:document-meta>
</file>